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6f88d" officeooo:paragraph-rsid="0006f88d"/>
    </style:style>
    <style:style style:name="P2" style:family="paragraph" style:parent-style-name="Standard">
      <style:text-properties officeooo:rsid="0008ac72" officeooo:paragraph-rsid="0008ac72"/>
    </style:style>
    <style:style style:name="P3" style:family="paragraph" style:parent-style-name="Standard">
      <style:text-properties officeooo:rsid="0008ac72" officeooo:paragraph-rsid="0008ac72"/>
    </style:style>
    <style:style style:name="P4" style:family="paragraph" style:parent-style-name="Standard">
      <style:text-properties officeooo:rsid="0008b9b3" officeooo:paragraph-rsid="0008b9b3"/>
    </style:style>
    <style:style style:name="T1" style:family="text">
      <style:text-properties officeooo:rsid="00072b2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a xlink:type="simple" xlink:href="mailto:Francesca.carmagnola@engimtorino.it" text:style-name="Internet_20_link" text:visited-style-name="Visited_20_Internet_20_Link">Francesca.carmagnola@engim</text:a><text:a xlink:type="simple" xlink:href="mailto:Francesca.carmagnola@engimtorino.it" text:style-name="Internet_20_link" text:visited-style-name="Visited_20_Internet_20_Link"><text:span text:style-name="T1">torino</text:span></text:a><text:a xlink:type="simple" xlink:href="mailto:Francesca.carmagnola@engimtorino.it" text:style-name="Internet_20_link" text:visited-style-name="Visited_20_Internet_20_Link">.it</text:a></text:p>
      <text:p text:style-name="P1"/>
      <text:p text:style-name="P2"><text:a xlink:type="simple" xlink:href="mailto:f.driusso@2piuconsulting.it" text:style-name="Internet_20_link" text:visited-style-name="Visited_20_Internet_20_Link">f.driusso@2piuconsulting.it</text:a></text:p>
      <text:p text:style-name="P2"/>
      <text:p text:style-name="P4">pugliese.sergio1987@hotmail.it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16T12:26:01.258937266</meta:creation-date>
    <dc:date>2023-01-25T08:39:34.326959875</dc:date>
    <meta:editing-duration>PT1M46S</meta:editing-duration>
    <meta:editing-cycles>4</meta:editing-cycles>
    <meta:generator>LibreOffice/6.4.7.2$Linux_X86_64 LibreOffice_project/40$Build-2</meta:generator>
    <meta:document-statistic meta:table-count="0" meta:image-count="0" meta:object-count="0" meta:page-count="1" meta:paragraph-count="3" meta:word-count="3" meta:character-count="92" meta:non-whitespace-character-count="92"/>
  </office:meta>
</office:document-meta>
</file>